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/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65in" fo:margin-left="0in" fo:margin-right="-0.0035in" table:align="margins" style:writing-mode="lr-tb"/>
    </style:style>
    <style:style style:name="Table2.A" style:family="table-column">
      <style:table-column-properties style:column-width="1.6528in" style:rel-column-width="16173*"/>
    </style:style>
    <style:style style:name="Table2.B" style:family="table-column">
      <style:table-column-properties style:column-width="0.9222in" style:rel-column-width="9025*"/>
    </style:style>
    <style:style style:name="Table2.C" style:family="table-column">
      <style:table-column-properties style:column-width="1.7417in" style:rel-column-width="17048*"/>
    </style:style>
    <style:style style:name="Table2.D" style:family="table-column">
      <style:table-column-properties style:column-width="2.3799in" style:rel-column-width="23289*"/>
    </style:style>
    <style:style style:name="Table2.1" style:family="table-row">
      <style:table-row-properties style:min-row-height="0.2486in" fo:keep-together="auto"/>
    </style:style>
    <style:style style:name="Table2.A1" style:family="table-cell">
      <style:table-cell-properties style:vertical-align="middle"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c0c0c0" fo:padding="0.0382in" fo:border="0.05pt solid #000000">
        <style:background-image/>
      </style:table-cell-properties>
    </style:style>
    <style:style style:name="Table2.2" style:family="table-row">
      <style:table-row-properties style:min-row-height="0.0431in" fo:keep-together="auto"/>
    </style:style>
    <style:style style:name="Table2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B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C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2.D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2583in" fo:keep-together="auto"/>
    </style:style>
    <style:style style:name="Table2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language="hy" fo:country="AM" fo:font-style="normal" officeooo:paragraph-rsid="002008e1" style:font-style-asian="normal" style:font-style-complex="normal"/>
    </style:style>
    <style:style style:name="P2" style:family="paragraph" style:parent-style-name="Table_20_Contents">
      <style:text-properties fo:language="hy" fo:country="AM" officeooo:rsid="0028b124" officeooo:paragraph-rsid="002008e1"/>
    </style:style>
    <style:style style:name="P3" style:family="paragraph" style:parent-style-name="Table_20_Contents">
      <style:text-properties fo:language="hy" fo:country="AM" fo:font-weight="bold" officeooo:paragraph-rsid="002008e1" style:font-weight-asian="bold" style:font-weight-complex="bold"/>
    </style:style>
    <style:style style:name="P4" style:family="paragraph" style:parent-style-name="Table_20_Contents">
      <style:text-properties fo:language="hy" fo:country="AM" officeooo:paragraph-rsid="002008e1"/>
    </style:style>
    <style:style style:name="P5" style:family="paragraph" style:parent-style-name="Table_20_Contents">
      <style:paragraph-properties fo:text-align="center" style:justify-single-word="false"/>
      <style:text-properties fo:color="#ff3300" fo:language="hy" fo:country="AM" officeooo:paragraph-rsid="002008e1"/>
    </style:style>
    <style:style style:name="P6" style:family="paragraph" style:parent-style-name="Table_20_Contents">
      <style:text-properties fo:color="#ff3300" fo:language="hy" fo:country="AM" fo:font-weight="bold" officeooo:paragraph-rsid="002008e1" style:font-weight-asian="bold" style:font-weight-complex="bold"/>
    </style:style>
    <style:style style:name="P7" style:family="paragraph" style:parent-style-name="Table_20_Contents">
      <style:text-properties style:text-position="0% 100%" fo:font-size="10pt" fo:language="hy" fo:country="AM" fo:font-style="normal" officeooo:paragraph-rsid="002008e1" style:font-size-asian="10pt" style:font-style-asian="normal" style:font-size-complex="10pt" style:font-style-complex="normal"/>
    </style:style>
    <style:style style:name="P8" style:family="paragraph" style:parent-style-name="Text_20_body">
      <style:paragraph-properties fo:text-align="justify" style:justify-single-word="false"/>
      <style:text-properties style:font-name="DejaVu Sans1" fo:language="hy" fo:country="AM" officeooo:paragraph-rsid="002008e1"/>
    </style:style>
    <style:style style:name="P9" style:family="paragraph" style:parent-style-name="Text_20_body" style:list-style-name="L3">
      <style:text-properties style:font-name="DejaVu Sans1" fo:language="hy" fo:country="AM" officeooo:paragraph-rsid="002008e1" fo:background-color="transparent"/>
    </style:style>
    <style:style style:name="P10" style:family="paragraph" style:parent-style-name="Text_20_body" style:list-style-name="L3">
      <style:text-properties style:font-name="DejaVu Sans1" fo:language="hy" fo:country="AM" officeooo:paragraph-rsid="002008e1"/>
    </style:style>
    <style:style style:name="P11" style:family="paragraph" style:parent-style-name="Text_20_body">
      <style:text-properties style:font-name="DejaVu Sans1" fo:language="hy" fo:country="AM" officeooo:paragraph-rsid="002008e1"/>
    </style:style>
    <style:style style:name="P12" style:family="paragraph" style:parent-style-name="Text_20_body">
      <style:text-properties fo:language="hy" fo:country="AM" officeooo:rsid="0028b124" officeooo:paragraph-rsid="002008e1"/>
    </style:style>
    <style:style style:name="P13" style:family="paragraph" style:parent-style-name="Text_20_body">
      <style:text-properties fo:language="hy" fo:country="AM" officeooo:paragraph-rsid="002008e1"/>
    </style:style>
    <style:style style:name="P14" style:family="paragraph" style:parent-style-name="Text_20_body">
      <style:paragraph-properties fo:text-align="center" style:justify-single-word="false"/>
      <style:text-properties officeooo:paragraph-rsid="00226124"/>
    </style:style>
    <style:style style:name="P15" style:family="paragraph" style:parent-style-name="Text_20_body">
      <style:paragraph-properties fo:text-align="center" style:justify-single-word="false"/>
      <style:text-properties fo:font-size="12pt" officeooo:paragraph-rsid="00226124" style:font-size-asian="12pt" style:font-size-complex="12pt"/>
    </style:style>
    <style:style style:name="P16" style:family="paragraph" style:parent-style-name="Text_20_body" style:list-style-name="L1">
      <style:paragraph-properties fo:margin-left="0in" fo:margin-right="0in" fo:line-height="115%" fo:text-indent="0.2in" style:auto-text-indent="false"/>
      <style:text-properties officeooo:paragraph-rsid="001fbc6c"/>
    </style:style>
    <style:style style:name="P17" style:family="paragraph" style:parent-style-name="Text_20_body" style:list-style-name="L1">
      <style:paragraph-properties fo:margin-left="0in" fo:margin-right="0in" fo:line-height="115%" fo:text-indent="0.2in" style:auto-text-indent="false"/>
      <style:text-properties officeooo:paragraph-rsid="0020ca3b"/>
    </style:style>
    <style:style style:name="P18" style:family="paragraph" style:parent-style-name="Text_20_body">
      <style:paragraph-properties fo:margin-left="0in" fo:margin-right="0in" fo:line-height="115%" fo:text-indent="0in" style:auto-text-indent="false"/>
      <style:text-properties officeooo:paragraph-rsid="001fbc6c"/>
    </style:style>
    <style:style style:name="P19" style:family="paragraph" style:parent-style-name="Text_20_body" style:list-style-name="L3">
      <style:paragraph-properties fo:margin-top="0in" fo:margin-bottom="0.0311in" loext:contextual-spacing="false" fo:line-height="115%" fo:text-align="start" style:justify-single-word="false">
        <style:tab-stops>
          <style:tab-stop style:position="0.4925in"/>
        </style:tab-stops>
      </style:paragraph-properties>
      <style:text-properties fo:color="#000000" style:font-name="DejaVu Sans1" fo:font-size="10pt" fo:language="hy" fo:country="AM" fo:font-weight="normal" officeooo:rsid="001fbc6c" officeooo:paragraph-rsid="002008e1" fo:background-color="transparent" style:font-name-asian="DejaVu Sans" style:font-name-complex="DejaVu Sans"/>
    </style:style>
    <style:style style:name="P20" style:family="paragraph" style:parent-style-name="Text_20_body">
      <style:paragraph-properties fo:margin-top="0in" fo:margin-bottom="0.0311in" loext:contextual-spacing="false" fo:line-height="115%" fo:text-align="start" style:justify-single-word="false">
        <style:tab-stops>
          <style:tab-stop style:position="0.4925in"/>
        </style:tab-stops>
      </style:paragraph-properties>
      <style:text-properties fo:color="#000000" style:font-name="DejaVu Sans1" fo:font-size="10pt" fo:language="hy" fo:country="AM" fo:font-weight="normal" officeooo:rsid="001fbc6c" officeooo:paragraph-rsid="002008e1" fo:background-color="transparent" style:font-name-asian="DejaVu Sans" style:font-name-complex="DejaVu Sans"/>
    </style:style>
    <style:style style:name="P21" style:family="paragraph" style:parent-style-name="Text_20_body" style:master-page-name="">
      <loext:graphic-properties draw:fill="none"/>
      <style:paragraph-properties fo:margin-left="-0.0618in" fo:margin-right="0in" fo:margin-top="0in" fo:margin-bottom="0.0311in" loext:contextual-spacing="false" fo:line-height="120%" fo:text-align="start" style:justify-single-word="false" fo:text-indent="0in" style:auto-text-indent="false" style:page-number="auto" fo:background-color="transparent" style:shadow="none"/>
      <style:text-properties fo:language="hy" fo:country="AM" officeooo:paragraph-rsid="002008e1"/>
    </style:style>
    <style:style style:name="P22" style:family="paragraph" style:parent-style-name="Table_20_Heading">
      <style:text-properties fo:language="hy" fo:country="AM" officeooo:paragraph-rsid="002008e1"/>
    </style:style>
    <style:style style:name="P23" style:family="paragraph" style:parent-style-name="Standard">
      <style:paragraph-properties fo:margin-left="0in" fo:margin-right="0.1252in" fo:margin-top="0in" fo:margin-bottom="0.0311in" loext:contextual-spacing="false" fo:line-height="115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fo:color="#000000" style:font-name="DejaVu Sans1" fo:font-size="10pt" fo:language="hy" fo:country="AM" fo:font-weight="normal" officeooo:rsid="002a0d75" officeooo:paragraph-rsid="001fbc6c" fo:background-color="transparent" style:font-name-asian="DejaVu Sans" style:font-name-complex="DejaVu Sans"/>
    </style:style>
    <style:style style:name="P24" style:family="paragraph" style:parent-style-name="Standard">
      <style:paragraph-properties fo:margin-left="0in" fo:margin-right="0.1252in" fo:margin-top="0in" fo:margin-bottom="0.0311in" loext:contextual-spacing="false" fo:line-height="115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fo:color="#000000" style:font-name="DejaVu Sans1" fo:font-size="10pt" fo:language="hy" fo:country="AM" fo:font-weight="normal" officeooo:rsid="002a0d75" officeooo:paragraph-rsid="0020ca3b" fo:background-color="transparent" style:font-name-asian="DejaVu Sans" style:font-name-complex="DejaVu Sans"/>
    </style:style>
    <style:style style:name="P25" style:family="paragraph" style:parent-style-name="Standard" style:list-style-name="L2">
      <style:paragraph-properties fo:margin-left="0in" fo:margin-right="0.1252in" fo:margin-top="0in" fo:margin-bottom="0.0311in" loext:contextual-spacing="false" fo:line-height="115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fo:color="#000000" style:font-name="DejaVu Sans1" fo:font-size="10pt" fo:language="hy" fo:country="AM" fo:font-weight="normal" officeooo:rsid="001fbc6c" officeooo:paragraph-rsid="0020ca3b" fo:background-color="transparent" style:font-name-asian="DejaVu Sans" style:font-name-complex="DejaVu Sans"/>
    </style:style>
    <style:style style:name="P26" style:family="paragraph" style:parent-style-name="Standard" style:list-style-name="L2">
      <style:paragraph-properties fo:margin-top="0in" fo:margin-bottom="0.0311in" loext:contextual-spacing="false" fo:line-height="115%" fo:text-align="start" style:justify-single-word="false">
        <style:tab-stops>
          <style:tab-stop style:position="0.4925in"/>
        </style:tab-stops>
      </style:paragraph-properties>
      <style:text-properties fo:color="#000000" style:font-name="DejaVu Sans1" fo:font-size="10pt" fo:language="hy" fo:country="AM" fo:font-weight="normal" officeooo:rsid="0020ca3b" officeooo:paragraph-rsid="0020ca3b" fo:background-color="transparent" style:font-name-asian="DejaVu Sans" style:font-name-complex="DejaVu Sans"/>
    </style:style>
    <style:style style:name="P27" style:family="paragraph" style:parent-style-name="Standard">
      <style:paragraph-properties fo:margin-top="0in" fo:margin-bottom="0.0311in" loext:contextual-spacing="false" fo:line-height="115%" fo:text-align="start" style:justify-single-word="false">
        <style:tab-stops>
          <style:tab-stop style:position="0.4925in"/>
        </style:tab-stops>
      </style:paragraph-properties>
      <style:text-properties fo:color="#000000" style:font-name="DejaVu Sans1" fo:font-size="10pt" fo:language="hy" fo:country="AM" fo:font-weight="bold" officeooo:rsid="0020ca3b" officeooo:paragraph-rsid="0020ca3b" fo:background-color="transparent" style:font-name-asian="DejaVu Sans" style:font-weight-asian="bold" style:font-name-complex="DejaVu Sans" style:font-weight-complex="bold"/>
    </style:style>
    <style:style style:name="P28" style:family="paragraph" style:parent-style-name="Standard">
      <style:paragraph-properties fo:margin-top="0in" fo:margin-bottom="0.0311in" loext:contextual-spacing="false" fo:line-height="150%" fo:text-align="start" style:justify-single-word="false">
        <style:tab-stops>
          <style:tab-stop style:position="0.4925in"/>
        </style:tab-stops>
      </style:paragraph-properties>
      <style:text-properties style:use-window-font-color="true" style:text-position="0% 100%" style:font-name="DejaVu Sans" fo:font-size="10pt" fo:language="hy" fo:country="AM" fo:font-weight="normal" officeooo:paragraph-rsid="002008e1" fo:background-color="transparent" style:font-name-asian="DejaVu Sans" style:font-name-complex="DejaVu Sans"/>
    </style:style>
    <style:style style:name="P29" style:family="paragraph" style:parent-style-name="Heading_20_1">
      <style:text-properties officeooo:paragraph-rsid="002008e1"/>
    </style:style>
    <style:style style:name="P30" style:family="paragraph" style:parent-style-name="Heading_20_1" style:master-page-name="">
      <style:paragraph-properties fo:margin-left="0in" fo:margin-right="0in" fo:margin-top="0.0984in" fo:margin-bottom="0.0783in" loext:contextual-spacing="false" fo:text-indent="0in" style:auto-text-indent="false" style:page-number="auto" fo:keep-with-next="always"/>
      <style:text-properties style:font-name="DejaVu Sans1" fo:language="hy" fo:country="AM" officeooo:paragraph-rsid="002008e1"/>
    </style:style>
    <style:style style:name="P3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  <style:text-properties officeooo:rsid="001e8bea" officeooo:paragraph-rsid="001ec1ee"/>
    </style:style>
    <style:style style:name="P32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  <style:text-properties officeooo:paragraph-rsid="001ec1ee"/>
    </style:style>
    <style:style style:name="P33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  <style:text-properties officeooo:rsid="001ec1ee" officeooo:paragraph-rsid="001ec1ee"/>
    </style:style>
    <style:style style:name="P34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  <style:text-properties fo:font-weight="bold" officeooo:rsid="001ec1ee" officeooo:paragraph-rsid="001ec1ee" style:font-weight-asian="bold" style:font-weight-complex="bold"/>
    </style:style>
    <style:style style:name="P35" style:family="paragraph" style:parent-style-name="Contents_20_2">
      <style:paragraph-properties>
        <style:tab-stops>
          <style:tab-stop style:position="6.3in" style:type="right" style:leader-style="dotted" style:leader-text="."/>
        </style:tab-stops>
      </style:paragraph-properties>
      <style:text-properties officeooo:paragraph-rsid="001ec1ee"/>
    </style:style>
    <style:style style:name="P36" style:family="paragraph" style:parent-style-name="Contents_20_Heading">
      <style:text-properties officeooo:paragraph-rsid="001ec1ee"/>
    </style:style>
    <style:style style:name="P37" style:family="paragraph" style:parent-style-name="Heading_20_2">
      <style:paragraph-properties fo:line-height="115%"/>
      <style:text-properties officeooo:rsid="002a0d75" officeooo:paragraph-rsid="001fbc6c"/>
    </style:style>
    <style:style style:name="P38" style:family="paragraph" style:parent-style-name="Heading_20_2">
      <style:paragraph-properties fo:text-align="justify" style:justify-single-word="false"/>
      <style:text-properties style:font-name="DejaVu Sans1" fo:language="hy" fo:country="AM" officeooo:paragraph-rsid="002008e1"/>
    </style:style>
    <style:style style:name="P39" style:family="paragraph" style:parent-style-name="Heading_20_2">
      <style:text-properties style:font-name="DejaVu Sans1" fo:language="hy" fo:country="AM" officeooo:paragraph-rsid="002008e1"/>
    </style:style>
    <style:style style:name="P40" style:family="paragraph" style:parent-style-name="Heading_20_2">
      <style:paragraph-properties fo:margin-left="0in" fo:margin-right="0in" fo:margin-top="0in" fo:margin-bottom="0.0311in" loext:contextual-spacing="false" fo:line-height="150%" fo:text-align="start" style:justify-single-word="false" fo:text-indent="0in" style:auto-text-indent="false">
        <style:tab-stops>
          <style:tab-stop style:position="0.4925in"/>
        </style:tab-stops>
      </style:paragraph-properties>
      <style:text-properties fo:color="#000000" style:font-name="DejaVu Sans1" fo:font-size="10pt" fo:language="hy" fo:country="AM" fo:font-weight="normal" officeooo:rsid="001fbc6c" officeooo:paragraph-rsid="002008e1" fo:background-color="transparent" style:font-name-asian="DejaVu Sans" style:font-name-complex="DejaVu Sans"/>
    </style:style>
    <style:style style:name="P41" style:family="paragraph" style:parent-style-name="Title">
      <style:paragraph-properties fo:text-align="center" style:justify-single-word="false" fo:break-before="page"/>
      <style:text-properties officeooo:rsid="00226124" officeooo:paragraph-rsid="00226124"/>
    </style:style>
    <style:style style:name="T1" style:family="text">
      <style:text-properties style:use-window-font-color="true" style:text-position="0% 100%" style:font-name="DejaVu Sans" fo:font-size="10pt" fo:language="hy" fo:country="AM" fo:font-weight="normal" officeooo:rsid="00266f42" fo:background-color="transparent" loext:char-shading-value="0" style:font-name-asian="DejaVu Sans" style:font-size-asian="14pt" style:font-name-complex="DejaVu Sans" style:font-size-complex="14pt"/>
    </style:style>
    <style:style style:name="T2" style:family="text">
      <style:text-properties style:use-window-font-color="true" style:text-position="0% 100%" style:font-name="DejaVu Sans" fo:font-size="10pt" fo:language="hy" fo:country="AM" fo:font-weight="normal" officeooo:rsid="0020ca3b" fo:background-color="transparent" loext:char-shading-value="0" style:font-name-asian="DejaVu Sans" style:font-size-asian="14pt" style:font-name-complex="DejaVu Sans" style:font-size-complex="14pt"/>
    </style:style>
    <style:style style:name="T3" style:family="text">
      <style:text-properties fo:color="#000000" style:font-name="DejaVu Sans1" fo:language="hy" fo:country="AM"/>
    </style:style>
    <style:style style:name="T4" style:family="text">
      <style:text-properties fo:color="#000000" style:font-name="DejaVu Sans1" fo:language="hy" fo:country="AM" officeooo:rsid="002008e1"/>
    </style:style>
    <style:style style:name="T5" style:family="text">
      <style:text-properties fo:color="#000000" style:font-name="DejaVu Sans1" fo:language="hy" fo:country="AM" officeooo:rsid="0020ca3b"/>
    </style:style>
    <style:style style:name="T6" style:family="text">
      <style:text-properties style:font-name="DejaVu Sans1" fo:language="hy" fo:country="AM"/>
    </style:style>
    <style:style style:name="T7" style:family="text">
      <style:text-properties officeooo:rsid="002f045c"/>
    </style:style>
    <style:style style:name="T8" style:family="text">
      <style:text-properties fo:color="#ff3300"/>
    </style:style>
    <style:style style:name="T9" style:family="text">
      <style:text-properties fo:color="#ff3300" style:font-name="DejaVu Sans1"/>
    </style:style>
    <style:style style:name="T10" style:family="text">
      <style:text-properties fo:color="#ff3300" style:font-name="DejaVu Sans1" officeooo:rsid="0016eaff"/>
    </style:style>
    <style:style style:name="T11" style:family="text">
      <style:text-properties fo:color="#ff3300" style:font-name="DejaVu Sans1" fo:font-size="10pt"/>
    </style:style>
    <style:style style:name="T12" style:family="text">
      <style:text-properties fo:color="#ff3300" style:font-name="DejaVu Sans1" fo:font-size="10pt" officeooo:rsid="0016eaff"/>
    </style:style>
    <style:style style:name="T13" style:family="text">
      <style:text-properties fo:color="#ff3300" style:font-name="DejaVu Sans1" fo:font-size="10pt" fo:font-weight="normal" officeooo:rsid="00160026" fo:background-color="transparent" loext:char-shading-value="0" style:font-name-asian="DejaVu Sans" style:font-name-complex="DejaVu Sans"/>
    </style:style>
    <style:style style:name="T14" style:family="text">
      <style:text-properties fo:color="#ff3300" officeooo:rsid="0016eaff"/>
    </style:style>
    <style:style style:name="T15" style:family="text">
      <style:text-properties fo:color="#ff3300" style:font-name="DejaVu Sans" fo:font-size="10pt" fo:font-weight="normal" officeooo:rsid="00160026" fo:background-color="transparent" loext:char-shading-value="0" style:font-name-asian="DejaVu Sans" style:font-name-complex="DejaVu Sans"/>
    </style:style>
    <style:style style:name="T16" style:family="text">
      <style:text-properties officeooo:rsid="00160026"/>
    </style:style>
    <style:style style:name="T17" style:family="text">
      <style:text-properties fo:background-color="transparent" loext:char-shading-value="0"/>
    </style:style>
    <style:style style:name="T18" style:family="text">
      <style:text-properties style:text-position="0% 100%" fo:background-color="transparent" loext:char-shading-value="0"/>
    </style:style>
    <style:style style:name="T19" style:family="text">
      <style:text-properties officeooo:rsid="002008e1"/>
    </style:style>
    <style:style style:name="T20" style:family="text">
      <style:text-properties fo:font-size="10pt"/>
    </style:style>
    <style:style style:name="T21" style:family="text">
      <style:text-properties fo:font-size="10pt" fo:background-color="transparent" loext:char-shading-value="0"/>
    </style:style>
    <style:style style:name="T2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officeooo:rsid="0016eaff"/>
    </style:style>
    <style:style style:name="T24" style:family="text">
      <style:text-properties officeooo:rsid="0028b124"/>
    </style:style>
    <style:style style:name="T25" style:family="text">
      <style:text-properties officeooo:rsid="0020ca3b"/>
    </style:style>
    <style:style style:name="T26" style:family="text">
      <style:text-properties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font-variant="normal" fo:text-transform="none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officeooo:rsid="002261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29">Առաջարկ «Visible Universe» նախագծի</text:span></text:p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Բովանդակություն</text:p>
      <text:p text:style-name="P32">1. Ներածություն<text:tab/>3</text:p>
      <text:p text:style-name="P35">1.1. Փաստաթղթի նկարագիրը<text:tab/>3</text:p>
      <text:p text:style-name="P35">1.2. Պահանջների համառոտ նկարագրություն<text:tab/>3</text:p>
      <text:p text:style-name="P32">2. Ֆունկցիոնալ բաղադրիչները<text:tab/>3</text:p>
      <text:p text:style-name="P35">2.1. Գլխավոր էջ<text:tab/>4</text:p>
      <text:p text:style-name="P32">3. Հարակից Պահանջներ<text:tab/>6</text:p>
      <text:p text:style-name="P35">3.1. Տեխնիկական պահանջներ<text:tab/>6</text:p>
      <text:p text:style-name="P35">3.2. Համակարգային պահանջներ<text:tab/>6</text:p>
      <text:p text:style-name="P35">3.3. Փաստաթղթային պահանջներ<text:tab/>6</text:p>
      <text:p text:style-name="P31">4. Ժամանակացույց<text:tab/>6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/>
      <text:p text:style-name="P34"/>
      <text:p text:style-name="P34"/>
      <text:p text:style-name="P34"/>
      <text:p text:style-name="P34"><text:soft-page-break/>1․ Ներածություն</text:p>
      <text:p text:style-name="P33"/>
      <text:p text:style-name="P34">1.1. Փաստաթղթի նկարագիրը</text:p>
      <text:p text:style-name="P33">Այս փաստաթղթում նկարագրված են «Visible <text:span text:style-name="T30">Universe</text:span>» նախագծի աշխատանքնեռի նկարագրությունը և գնային առաջարկը՝ պատրաստված SpaceX֊ի կողմից NASA֊ի համար։</text:p>
      <text:p text:style-name="P33"/>
      <text:p text:style-name="P34">1.2 Պահանջների համառոտ նկարագրություն</text:p>
      <text:p text:style-name="P33">Նախագիծը պատրաստվում է տիեզերքն ուսումնասիրել ցանկացող մարդկանց համար<text:span text:style-name="T19">։Այն ներառում է տեսանելի տիեզերքի համառոտ քարտեզ, որտեղից ուզերը կարող է ընտրել իր համար հետաքրքիր օբյեկտը՝ գալակտիկա,աստղ, մոլորակ, գիսաստղ, սև խորոչ, նեյտրոնային աստղ և այլն, և ստանալ դրա մասին այն ամբողջ տեղեկատվությունը, որ հասանելի է աստղագետներին։ Ծռագիրը նախատեսված է, ինչպես մասնագետների, այնպես էլ աստղագիտությամբ հետաքրքրված մարդկանց համար։</text:span></text:p>
      <text:p text:style-name="P33"/>
      <text:p text:style-name="P33"/>
      <text:p text:style-name="P33"/>
      <text:p text:style-name="P34">2. Ֆունկցիոնալ բաղադրիչները</text:p>
      <text:p text:style-name="P33">Նախատեսվում է պատրաստել կայք և մոբայլ հավելված։</text:p>
      <text:p text:style-name="P18"><text:span text:style-name="Основной_20_шрифт_20_абзаца"><text:span text:style-name="T1">Կայքի աշխատանքային լեզուներն են լինելու անգլերենը։</text:span></text:span></text:p>
      <text:p text:style-name="P18"><text:span text:style-name="Основной_20_шрифт_20_абзаца"><text:span text:style-name="T1">Կայքը ունենալու է հետևյալ բաղադրիչները՝</text:span></text:span></text:p>
      <text:list xml:id="list8499809828997043912" text:style-name="L1">
        <text:list-item>
          <text:p text:style-name="P16"><text:span text:style-name="Основной_20_шрифт_20_абзаца"><text:span text:style-name="T1">Գլխավոր էջ</text:span></text:span></text:p>
        </text:list-item>
        <text:list-item>
          <text:p text:style-name="P17"><text:span text:style-name="Основной_20_шрифт_20_абзаца"><text:span text:style-name="T2">Ուղեցույց</text:span></text:span></text:p>
        </text:list-item>
      </text:list>
      <text:h text:style-name="P37" text:outline-level="2"><text:span text:style-name="T5">2.1 </text:span><text:span text:style-name="T3">Գլխավոր էջ</text:span></text:h>
      <text:p text:style-name="P23"><text:span text:style-name="T25">Ուղեցույցում </text:span><text:s/>պիտի լինեն </text:p>
      <text:list xml:id="list370550931877280888" text:style-name="L2">
        <text:list-item>
          <text:p text:style-name="P26">Ծրագրի նկարագիր</text:p>
        </text:list-item>
        <text:list-item>
          <text:p text:style-name="P26">User guide</text:p>
        </text:list-item>
      </text:list>
      <text:p text:style-name="P27">2.2 Ուղեցույց</text:p>
      <text:p text:style-name="P24"><text:span text:style-name="T25">Ուղեց</text:span> էջում պիտի լինեն </text:p>
      <text:list xml:id="list115630674414272" text:continue-numbering="true" text:style-name="L2">
        <text:list-item>
          <text:p text:style-name="P25">Տեսանելի տիեզերքի քարտեզ</text:p>
        </text:list-item>
      </text:list>
      <text:h text:style-name="P29" text:outline-level="1"><text:span text:style-name="T4">3.</text:span><text:span text:style-name="T3">Հարակից Պա</text:span><text:span text:style-name="T6">հանջներ</text:span></text:h>
      <text:h text:style-name="P39" text:outline-level="2">Տեխնիկական պահանջներ</text:h>
      <text:p text:style-name="P11">Համակարգը պատրաստվելու է <text:span text:style-name="T7">XXXXXX</text:span> հիման վրա։</text:p>
      <text:h text:style-name="P38" text:outline-level="2">Համակարգային պահանջներ</text:h>
      <text:p text:style-name="P28"><text:span text:style-name="T10">&lt;</text:span><text:span text:style-name="T9">Համակարգ</text:span><text:span text:style-name="T10">ը</text:span><text:span text:style-name="T9">/</text:span><text:span text:style-name="T10">կայքը&gt;</text:span> պետք է հարմարեցված լինի Google Chrome <text:span text:style-name="T16">40</text:span>, Firefox <text:span text:style-name="T16">35</text:span>, Internet Explorer 11, and Safari 8 զննարկիչների տարբերակների համար։ Զննարկիչներում պարտադիր պետք է միացված լինի JavaScript-ը։</text:p>
      <text:h text:style-name="P38" text:outline-level="2">Փաստաթղթային պահանջներ</text:h>
      <text:p text:style-name="P8"><text:span text:style-name="T14">&lt;</text:span><text:span text:style-name="T8">Համակարգի/</text:span><text:span text:style-name="T14">կայքի&gt;</text:span> մշակման և հանձնման հ<text:span text:style-name="T17">ամար Կատարողը կներկայացնի հետևյալ փաստաթղթերը, որոնք կստուգվեն և կհաստատվեն Պատվիրատուի</text:span><text:span text:style-name="T18"> կողմից</text:span><text:span text:style-name="T17">․</text:span></text:p>
      <text:list xml:id="list85122584069827355" text:style-name="L3">
        <text:list-item>
          <text:p text:style-name="P9">պայմանագիր</text:p>
        </text:list-item>
        <text:list-item>
          <text:p text:style-name="P10">արտադրանքի նկարագիր</text:p>
        </text:list-item>
        <text:list-item>
          <text:p text:style-name="P19">օգտագործման ձեռնարկ</text:p>
        </text:list-item>
      </text:list>
      <text:p text:style-name="P20"/>
      <text:h text:style-name="P30" text:outline-level="1"><text:soft-page-break/>Ժամանակացույց</text:h>
      <text:p text:style-name="P21"><text:span text:style-name="T12">&lt;</text:span><text:span text:style-name="T11">Համակարգի/</text:span><text:span text:style-name="T12">կայքի&gt;</text:span><text:span text:style-name="T20"> պատրաստման ժամանակածախսը կազմում</text:span><text:span text:style-name="T21"> է </text:span><text:span text:style-name="T13">&lt;․․․ </text:span><text:span text:style-name="T15">ամիս</text:span><text:span text:style-name="T13">&gt;</text:span><text:span text:style-name="T21">, որը </text:span><text:span text:style-name="T20">ներառում է հետևյալ աշխատանքային փուլերը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table:number-columns-spanned="2" office:value-type="string">
              <text:p text:style-name="P22">Փուլեր</text:p>
            </table:table-cell>
            <table:covered-table-cell/>
            <table:table-cell table:style-name="Table2.A1" office:value-type="string">
              <text:p text:style-name="P22">Նկարագրություն</text:p>
            </table:table-cell>
            <table:table-cell table:style-name="Table2.D1" office:value-type="string">
              <text:p text:style-name="P22">Կախվածություններ Պատվիրատուից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4">Դիզայն, տեղեկատվական էջեր</text:p>
          </table:table-cell>
          <table:table-cell table:style-name="Table2.B2" office:value-type="string">
            <text:p text:style-name="P5"><text:span text:style-name="T23">․․․</text:span>-րդ շաբաթ</text:p>
          </table:table-cell>
          <table:table-cell table:style-name="Table2.C2" office:value-type="string">
            <text:p text:style-name="P13">Բոլոր էջերի դիզայնի կառուցում</text:p>
          </table:table-cell>
          <table:table-cell table:style-name="Table2.D2" office:value-type="string">
            <text:p text:style-name="P1">Հայտնել կարծիքը և հաստատել աշխատանքները</text:p>
          </table:table-cell>
        </table:table-row>
        <table:table-row table:style-name="Table2.2">
          <table:table-cell table:style-name="Table2.A3" office:value-type="string">
            <text:p text:style-name="P4">Նախնական տարբերակ</text:p>
          </table:table-cell>
          <table:table-cell table:style-name="Table2.B3" office:value-type="string">
            <text:p text:style-name="P5"><text:span text:style-name="T23">․․․</text:span>-րդ շաբաթ</text:p>
          </table:table-cell>
          <table:table-cell table:style-name="Table2.C3" office:value-type="string">
            <text:p text:style-name="P13">Ֆունկցիոնալ բաղադրիչների ծրագրավորում</text:p>
          </table:table-cell>
          <table:table-cell table:style-name="Table2.D3" office:value-type="string">
            <text:p text:style-name="P7">Հաստատել աշխատանքային պլանը և ֆունկցիոնալ պահանջները</text:p>
          </table:table-cell>
        </table:table-row>
        <table:table-row table:style-name="Table2.2">
          <table:table-cell table:style-name="Table2.A4" office:value-type="string">
            <text:p text:style-name="P4"><text:span text:style-name="T24">Տեղադրում սերվերի վրա, թ</text:span>եսթավորում և ստաբիլիզացում</text:p>
          </table:table-cell>
          <table:table-cell table:style-name="Table2.B4" office:value-type="string">
            <text:p text:style-name="P5"><text:span text:style-name="T23">․․․</text:span>-րդ շաբաթ</text:p>
          </table:table-cell>
          <table:table-cell table:style-name="Table2.C4" office:value-type="string">
            <text:p text:style-name="P13">Տեղակայում սերվերի վրա, թեստավորում</text:p>
          </table:table-cell>
          <table:table-cell table:style-name="Table2.D4" office:value-type="string">
            <text:p text:style-name="P7">Տրամադրել սերվեր և դոմեյն որտեղ <text:span text:style-name="T8">կայքը</text:span> պետք է տեղադրվի</text:p>
          </table:table-cell>
        </table:table-row>
        <table:table-row table:style-name="Table2.2">
          <table:table-cell table:style-name="Table2.A5" office:value-type="string">
            <text:p text:style-name="P2">Անվտանգության ստուգում</text:p>
          </table:table-cell>
          <table:table-cell table:style-name="Table2.B5" office:value-type="string">
            <text:p text:style-name="P5"><text:span text:style-name="T23">․․․֊</text:span>րդ շաբաթ</text:p>
          </table:table-cell>
          <table:table-cell table:style-name="Table2.C5" office:value-type="string">
            <text:p text:style-name="P12"><text:span text:style-name="T8">Կայքի</text:span> անվտանգության ստուգում, խնդիրների վերացում</text:p>
          </table:table-cell>
          <table:table-cell table:style-name="Table2.D5" office:value-type="string">
            <text:p text:style-name="P7"/>
          </table:table-cell>
        </table:table-row>
        <table:table-row table:style-name="Table2.2">
          <table:table-cell table:style-name="Table2.A6" office:value-type="string">
            <text:p text:style-name="P2">Հանձնում պատվիրատուին</text:p>
          </table:table-cell>
          <table:table-cell table:style-name="Table2.B6" office:value-type="string">
            <text:p text:style-name="P5"><text:span text:style-name="T23">․․․</text:span>-րդ շաբաթ</text:p>
          </table:table-cell>
          <table:table-cell table:style-name="Table2.C6" office:value-type="string">
            <text:p text:style-name="P13"/>
          </table:table-cell>
          <table:table-cell table:style-name="Table2.D6" office:value-type="string">
            <text:p text:style-name="P13"/>
          </table:table-cell>
        </table:table-row>
        <table:table-row table:style-name="Table2.7">
          <table:table-cell table:style-name="Table2.A7" office:value-type="string">
            <text:p text:style-name="P3">Ընդամենը</text:p>
          </table:table-cell>
          <table:table-cell table:style-name="Table2.B7" office:value-type="string">
            <text:p text:style-name="P6"><text:span text:style-name="T23">․․․ </text:span>շաբաթ</text:p>
          </table:table-cell>
          <table:table-cell table:style-name="Table2.C7" office:value-type="string">
            <text:p text:style-name="P4"/>
          </table:table-cell>
          <table:table-cell table:style-name="Table2.D7" office:value-type="string">
            <text:p text:style-name="P4"/>
          </table:table-cell>
        </table:table-row>
      </table:table>
      <text:h text:style-name="P40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/>
    <style:font-face style:name="StarSymbol" svg:font-family="Star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7.0866in" style:type="right" style:leader-style="dotted" style:leader-text="."/>
        </style:tab-stops>
      </style:paragraph-properties>
      <style:text-properties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984in" fo:margin-bottom="0.0783in" loext:contextual-spacing="false" fo:text-indent="0in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margin-top="0in" fo:margin-bottom="0in" loext:contextual-spacing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margin-top="0.1181in" fo:margin-bottom="0.1181in" loext:contextual-spacing="false"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fo:font-size="1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0:17:35.683427403</meta:creation-date>
    <dc:date>2018-06-27T11:56:29.454861684</dc:date>
    <meta:editing-duration>PT7M41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5" meta:paragraph-count="64" meta:word-count="317" meta:character-count="2436" meta:non-whitespace-character-count="2188"/>
  </office:meta>
</office:document-meta>
</file>